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637" officeooo:paragraph-rsid="001846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</text:p>
      <text:p text:style-name="Standard"/>
      <text:p text:style-name="Standard">{</text:p>
      <text:p text:style-name="Standard"/>
      <text:p text:style-name="Standard"><text:s text:c="4"/>int num, n, newNum;</text:p>
      <text:p text:style-name="Standard"/>
      <text:p text:style-name="Standard"><text:s text:c="4"/>printf("Enter any number: ");</text:p>
      <text:p text:style-name="Standard"/>
      <text:p text:style-name="Standard"><text:s text:c="4"/>scanf("%d", &amp;num);</text:p>
      <text:p text:style-name="Standard"><text:s text:c="4"/></text:p>
      <text:p text:style-name="Standard"><text:s text:c="4"/>printf ("Enter nth bit to check (0-31):");</text:p>
      <text:p text:style-name="Standard"/>
      <text:p text:style-name="Standard"><text:s text:c="4"/>scanf ("%d", &amp;n);</text:p>
      <text:p text:style-name="Standard"/>
      <text:p text:style-name="Standard"><text:s text:c="4"/>newNum = num ^ (1&lt;&lt; n);</text:p>
      <text:p text:style-name="Standard"><text:s text:c="4"/></text:p>
      <text:p text:style-name="Standard"><text:s text:c="8"/>printf("Bit toggled successfully.\n\n");</text:p>
      <text:p text:style-name="Standard"/>
      <text:p text:style-name="Standard"><text:s text:c="8"/>printf ("Number toggled clearing %d bit: %d (in decimal)\n", n,num);</text:p>
      <text:p text:style-name="Standard"/>
      <text:p text:style-name="Standard"><text:s text:c="8"/>printf ("Number toggled clearing %d bit: %d (in decimal)\n",n,newNum);</text:p>
      <text:p text:style-name="Standard"><text:s text:c="4"/></text:p>
      <text:p text:style-name="Standard"/>
      <text:p text:style-name="Standard"><text:s text:c="4"/>return 0;</text:p>
      <text:p text:style-name="Standard"/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Output</text:span> <text:s text:c="3"/>:</text:p>
      <text:p text:style-name="P1"/>
      <text:p text:style-name="P1"/>
      <text:p text:style-name="P1">Enter any number: 23</text:p>
      <text:p text:style-name="P1"/>
      <text:p text:style-name="P1">Enter nth bit to check (0-31):4</text:p>
      <text:p text:style-name="P1"/>
      <text:p text:style-name="P1">Bit toggled successfully.</text:p>
      <text:p text:style-name="P1"/>
      <text:p text:style-name="P1">Number toggled clearing 4 bit: 23 (in decimal)</text:p>
      <text:p text:style-name="P1"/>
      <text:p text:style-name="P1">Number toggled clearing 4 bit: 7 (in decimal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5:34:51.051981651</meta:creation-date>
    <dc:date>2022-09-08T15:36:26.568360463</dc:date>
    <meta:editing-duration>PT1M35S</meta:editing-duration>
    <meta:editing-cycles>1</meta:editing-cycles>
    <meta:document-statistic meta:table-count="0" meta:image-count="0" meta:object-count="0" meta:page-count="1" meta:paragraph-count="23" meta:word-count="87" meta:character-count="607" meta:non-whitespace-character-count="473"/>
    <meta:generator>LibreOffice/6.4.7.2$Linux_X86_64 LibreOffice_project/40$Build-2</meta:generator>
  </office:meta>
</office:document-meta>
</file>